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0.72cm"/>
    </style:style>
    <style:style style:name="P1" style:family="paragraph">
      <style:paragraph-properties fo:text-align="center"/>
      <style:text-properties fo:font-family="'Free Paladin'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Free Paladin'" style:font-pitch="variable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0000" fo:font-family="'Ale and Wenches BB'" style:font-pitch="variable"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7.49cm" svg:height="16.368cm" svg:x="5.092cm" svg:y="1.6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12.21cm" svg:height="10.97cm" svg:x="7.468cm" svg:y="5.738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Stuff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ny Ayers</meta:initial-creator>
    <meta:creation-date>2012-06-02T13:19:07</meta:creation-date>
    <dc:date>2012-06-11T22:43:19</dc:date>
    <dc:creator>Danny Ayers</dc:creator>
    <meta:editing-duration>PT5M47S</meta:editing-duration>
    <meta:editing-cycles>2</meta:editing-cycles>
    <meta:generator>LibreOffice/3.4$Linux LibreOffice_project/340m1$Build-402</meta:generator>
    <meta:document-statistic meta:object-count="2"/>
  </office:meta>
</office:document-meta>
</file>